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5799in" svg:height="5.3331in" svg:x="2.2874in" svg:y="0in">
            <draw:object draw:notify-on-update-of-ranges="Sheet1.A1:Sheet1.A29 Sheet1.B1:Sheet1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6098in" svg:height="5.124in" svg:x="11.5988in" svg:y="0.0417in">
            <draw:object draw:notify-on-update-of-ranges="Sheet1.L1:Sheet1.L29 Sheet1.M1:Sheet1.M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4.4291in" svg:x="0in" svg:y="8.4437in">
            <draw:object draw:notify-on-update-of-ranges="Sheet1.E34:Sheet1.E46 Sheet1.F34:Sheet1.F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4.1516in" svg:x="8.1087in" svg:y="9.3177in">
            <draw:object draw:notify-on-update-of-ranges="Sheet1.P34:Sheet1.P46 Sheet1.Q34:Sheet1.Q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315in" svg:height="4.6012in" svg:x="5.5827in" svg:y="13.3748in">
            <draw:object draw:notify-on-update-of-ranges="Sheet1.E76:Sheet1.E89 Sheet1.F76:Sheet1.F8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4.6114in" svg:x="12.6831in" svg:y="16.6799in">
            <draw:object draw:notify-on-update-of-ranges="Sheet1.P76:Sheet1.P89 Sheet1.Q76:Sheet1.Q8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1]-[.B1]*5.2"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2]-[.B2]*5.2"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3]-[.B3]*5.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4]-[.B4]*5.2"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5]-[.B5]*5.2"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6]-[.B6]*5.2"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7]-[.B7]*5.2" office:value-type="float" office:value="70.1" calcext:value-type="float">
            <text:p>70.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8]-[.B8]*5.2"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9]-[.B9]*5.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10]-[.B10]*5.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A11]-[.B11]*5.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3.65" calcext:value-type="float">
            <text:p>3.65</text:p>
          </table:table-cell>
          <table:table-cell table:number-columns-repeated="9"/>
          <table:table-cell table:formula="of:=[.A12]-[.B12]*5.2" office:value-type="float" office:value="73.72" calcext:value-type="float">
            <text:p>73.72</text:p>
          </table:table-cell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3.87" calcext:value-type="float">
            <text:p>3.87</text:p>
          </table:table-cell>
          <table:table-cell table:number-columns-repeated="9"/>
          <table:table-cell table:formula="of:=[.A13]-[.B13]*5.2" office:value-type="float" office:value="73.576" calcext:value-type="float">
            <text:p>73.576</text:p>
          </table:table-cell>
          <table:table-cell office:value-type="float" office:value="3.87" calcext:value-type="float">
            <text:p>3.87</text:p>
          </table:table-cell>
          <table:table-cell table:number-columns-repeated="4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4.16" calcext:value-type="float">
            <text:p>4.16</text:p>
          </table:table-cell>
          <table:table-cell table:number-columns-repeated="9"/>
          <table:table-cell table:formula="of:=[.A14]-[.B14]*5.2" office:value-type="float" office:value="73.868" calcext:value-type="float">
            <text:p>73.868</text:p>
          </table:table-cell>
          <table:table-cell office:value-type="float" office:value="4.16" calcext:value-type="float">
            <text:p>4.16</text:p>
          </table:table-cell>
          <table:table-cell table:number-columns-repeated="4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table:formula="of:=[.A15]-[.B15]*5.2" office:value-type="float" office:value="73.96" calcext:value-type="float">
            <text:p>73.96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.96" calcext:value-type="float">
            <text:p>4.96</text:p>
          </table:table-cell>
          <table:table-cell table:number-columns-repeated="9"/>
          <table:table-cell table:formula="of:=[.A16]-[.B16]*5.2" office:value-type="float" office:value="73.908" calcext:value-type="float">
            <text:p>73.908</text:p>
          </table:table-cell>
          <table:table-cell office:value-type="float" office:value="4.96" calcext:value-type="float">
            <text:p>4.96</text:p>
          </table:table-cell>
          <table:table-cell table:number-columns-repeated="4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.4" calcext:value-type="float">
            <text:p>5.4</text:p>
          </table:table-cell>
          <table:table-cell table:number-columns-repeated="9"/>
          <table:table-cell table:formula="of:=[.A17]-[.B17]*5.2" office:value-type="float" office:value="74.12" calcext:value-type="float">
            <text:p>74.12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6.1" calcext:value-type="float">
            <text:p>6.1</text:p>
          </table:table-cell>
          <table:table-cell table:number-columns-repeated="9"/>
          <table:table-cell table:formula="of:=[.A18]-[.B18]*5.2" office:value-type="float" office:value="74.58" calcext:value-type="float">
            <text:p>74.58</text:p>
          </table:table-cell>
          <table:table-cell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float" office:value="101.85" calcext:value-type="float">
            <text:p>101.85</text:p>
          </table:table-cell>
          <table:table-cell office:value-type="float" office:value="5.4" calcext:value-type="float">
            <text:p>5.4</text:p>
          </table:table-cell>
          <table:table-cell table:number-columns-repeated="9"/>
          <table:table-cell table:formula="of:=[.A19]-[.B19]*5.2" office:value-type="float" office:value="73.77" calcext:value-type="float">
            <text:p>73.77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table:formula="of:=[.A20]-[.B20]*5.2" office:value-type="float" office:value="73.86" calcext:value-type="float">
            <text:p>73.86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4.15" calcext:value-type="float">
            <text:p>4.15</text:p>
          </table:table-cell>
          <table:table-cell table:number-columns-repeated="9"/>
          <table:table-cell table:formula="of:=[.A21]-[.B21]*5.2" office:value-type="float" office:value="73.72" calcext:value-type="float">
            <text:p>73.72</text:p>
          </table:table-cell>
          <table:table-cell office:value-type="float" office:value="4.15" calcext:value-type="float">
            <text:p>4.15</text:p>
          </table:table-cell>
          <table:table-cell table:number-columns-repeated="4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3.8" calcext:value-type="float">
            <text:p>3.8</text:p>
          </table:table-cell>
          <table:table-cell table:number-columns-repeated="9"/>
          <table:table-cell table:formula="of:=[.A22]-[.B22]*5.2" office:value-type="float" office:value="74.04" calcext:value-type="float">
            <text:p>74.04</text:p>
          </table:table-cell>
          <table:table-cell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formula="of:=[.A23]-[.B23]*5.2" office:value-type="float" office:value="73.4" calcext:value-type="float">
            <text:p>73.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4" calcext:value-type="float">
            <text:p>2.4</text:p>
          </table:table-cell>
          <table:table-cell table:number-columns-repeated="9"/>
          <table:table-cell table:formula="of:=[.A24]-[.B24]*5.2" office:value-type="float" office:value="73.52" calcext:value-type="float">
            <text:p>73.52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[.A25]-[.B25]*5.2" office:value-type="float" office:value="73.64" calcext:value-type="float">
            <text:p>73.64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[.A26]-[.B26]*5.2" office:value-type="float" office:value="72.72" calcext:value-type="float">
            <text:p>72.72</text:p>
          </table:table-cell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[.A27]-[.B27]*5.2" office:value-type="float" office:value="71.72" calcext:value-type="float">
            <text:p>71.72</text:p>
          </table:table-cell>
          <table:table-cell office:value-type="float" office:value="0.014" calcext:value-type="float">
            <text:p>0.01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3" calcext:value-type="float">
            <text:p>0.013</text:p>
          </table:table-cell>
          <table:table-cell table:number-columns-repeated="9"/>
          <table:table-cell table:formula="of:=[.A28]-[.B28]*5.2" office:value-type="float" office:value="67.9324" calcext:value-type="float">
            <text:p>67.9324</text:p>
          </table:table-cell>
          <table:table-cell office:value-type="float" office:value="0.013" calcext:value-type="float">
            <text:p>0.013</text:p>
          </table:table-cell>
          <table:table-cell table:number-columns-repeated="4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0.011" calcext:value-type="float">
            <text:p>0.011</text:p>
          </table:table-cell>
          <table:table-cell table:number-columns-repeated="9"/>
          <table:table-cell table:formula="of:=[.A29]-[.B29]*5.2" office:value-type="float" office:value="45.5428" calcext:value-type="float">
            <text:p>45.5428</text:p>
          </table:table-cell>
          <table:table-cell office:value-type="float" office:value="0.011" calcext:value-type="float">
            <text:p>0.011</text:p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sigma k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([.B34]+[.C34])*5" office:value-type="float" office:value="127.5" calcext:value-type="float">
            <text:p>127.5</text:p>
          </table:table-cell>
          <table:table-cell/>
          <table:table-cell table:formula="of:=[.E34]^2" office:value-type="float" office:value="722500" calcext:value-type="float">
            <text:p>722500</text:p>
          </table:table-cell>
          <table:table-cell table:formula="of:=[.F34]^2" office:value-type="float" office:value="16256.25" calcext:value-type="float">
            <text:p>16256.25</text:p>
          </table:table-cell>
          <table:table-cell table:number-columns-repeated="4"/>
          <table:table-cell office:value-type="string" calcext:value-type="string">
            <text:p>U1</text:p>
          </table:table-cell>
          <table:table-cell office:value-type="float" office:value="96" calcext:value-type="float">
            <text:p>96</text:p>
          </table:table-cell>
          <table:table-cell office:value-type="float" office:value="850" calcext:value-type="float">
            <text:p>850</text:p>
          </table:table-cell>
          <table:table-cell table:formula="of:=[.P34]*50*LN((97-79)/(97-96))/1000" office:value-type="float" office:value="122.840799710587" calcext:value-type="float">
            <text:p>122.8407997105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([.B35]+[.C35])*5" office:value-type="float" office:value="125" calcext:value-type="float">
            <text:p>125</text:p>
          </table:table-cell>
          <table:table-cell/>
          <table:table-cell table:formula="of:=[.E35]^2" office:value-type="float" office:value="640000" calcext:value-type="float">
            <text:p>640000</text:p>
          </table:table-cell>
          <table:table-cell table:formula="of:=[.F35]^2" office:value-type="float" office:value="15625" calcext:value-type="float">
            <text:p>15625</text:p>
          </table:table-cell>
          <table:table-cell table:number-columns-repeated="4"/>
          <table:table-cell office:value-type="string" calcext:value-type="string">
            <text:p>U2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</text:p>
          </table:table-cell>
          <table:table-cell table:formula="of:=[.P35]*50*LN((97-79)/(97-96))/1000" office:value-type="float" office:value="115.614870315847" calcext:value-type="float">
            <text:p>115.61487031584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([.B36]+[.C36])*5" office:value-type="float" office:value="117.5" calcext:value-type="float">
            <text:p>117.5</text:p>
          </table:table-cell>
          <table:table-cell/>
          <table:table-cell table:formula="of:=[.E36]^2" office:value-type="float" office:value="562500" calcext:value-type="float">
            <text:p>562500</text:p>
          </table:table-cell>
          <table:table-cell table:formula="of:=[.F36]^2" office:value-type="float" office:value="13806.25" calcext:value-type="float">
            <text:p>13806.25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formula="of:=[.P36]*50*LN((97-79)/(97-96))/1000" office:value-type="float" office:value="108.388940921106" calcext:value-type="float">
            <text:p>108.3889409211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([.B37]+[.C37])*5" office:value-type="float" office:value="107.5" calcext:value-type="float">
            <text:p>107.5</text:p>
          </table:table-cell>
          <table:table-cell/>
          <table:table-cell table:formula="of:=[.E37]^2" office:value-type="float" office:value="490000" calcext:value-type="float">
            <text:p>490000</text:p>
          </table:table-cell>
          <table:table-cell table:formula="of:=[.F37]^2" office:value-type="float" office:value="11556.25" calcext:value-type="float">
            <text:p>11556.25</text:p>
          </table:table-cell>
          <table:table-cell table:number-columns-repeated="4"/>
          <table:table-cell office:value-type="string" calcext:value-type="string">
            <text:p>U</text:p>
          </table:table-cell>
          <table:table-cell office:value-type="float" office:value="97" calcext:value-type="float">
            <text:p>97</text:p>
          </table:table-cell>
          <table:table-cell office:value-type="float" office:value="700" calcext:value-type="float">
            <text:p>700</text:p>
          </table:table-cell>
          <table:table-cell table:formula="of:=[.P37]*50*LN((97-79)/(97-96))/1000" office:value-type="float" office:value="101.163011526366" calcext:value-type="float">
            <text:p>101.16301152636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([.B38]+[.C38])*5" office:value-type="float" office:value="102.5" calcext:value-type="float">
            <text:p>102.5</text:p>
          </table:table-cell>
          <table:table-cell/>
          <table:table-cell table:formula="of:=[.E38]^2" office:value-type="float" office:value="422500" calcext:value-type="float">
            <text:p>422500</text:p>
          </table:table-cell>
          <table:table-cell table:formula="of:=[.F38]^2" office:value-type="float" office:value="10506.25" calcext:value-type="float">
            <text:p>10506.25</text:p>
          </table:table-cell>
          <table:table-cell table:number-columns-repeated="6"/>
          <table:table-cell office:value-type="float" office:value="650" calcext:value-type="float">
            <text:p>650</text:p>
          </table:table-cell>
          <table:table-cell table:formula="of:=[.P38]*50*LN((97-79)/(97-96))/1000" office:value-type="float" office:value="93.9370821316254" calcext:value-type="float">
            <text:p>93.93708213162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([.B39]+[.C39])*5" office:value-type="float" office:value="91" calcext:value-type="float">
            <text:p>91</text:p>
          </table:table-cell>
          <table:table-cell/>
          <table:table-cell table:formula="of:=[.E39]^2" office:value-type="float" office:value="360000" calcext:value-type="float">
            <text:p>360000</text:p>
          </table:table-cell>
          <table:table-cell table:formula="of:=[.F39]^2" office:value-type="float" office:value="8281" calcext:value-type="float">
            <text:p>8281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formula="of:=[.P39]*50*LN((97-79)/(97-96))/1000" office:value-type="float" office:value="86.7111527368849" calcext:value-type="float">
            <text:p>86.71115273688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([.B40]+[.C40])*5" office:value-type="float" office:value="85" calcext:value-type="float">
            <text:p>85</text:p>
          </table:table-cell>
          <table:table-cell/>
          <table:table-cell table:formula="of:=[.E40]^2" office:value-type="float" office:value="302500" calcext:value-type="float">
            <text:p>302500</text:p>
          </table:table-cell>
          <table:table-cell table:formula="of:=[.F40]^2" office:value-type="float" office:value="7225" calcext:value-type="float">
            <text:p>7225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table:formula="of:=[.P40]*50*LN((97-79)/(97-96))/1000" office:value-type="float" office:value="79.4852233421445" calcext:value-type="float">
            <text:p>79.4852233421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.5" calcext:value-type="float">
            <text:p>13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B41]+[.C41])*5" office:value-type="float" office:value="75" calcext:value-type="float">
            <text:p>75</text:p>
          </table:table-cell>
          <table:table-cell/>
          <table:table-cell table:formula="of:=[.E41]^2" office:value-type="float" office:value="250000" calcext:value-type="float">
            <text:p>250000</text:p>
          </table:table-cell>
          <table:table-cell table:formula="of:=[.F41]^2" office:value-type="float" office:value="5625" calcext:value-type="float">
            <text:p>5625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[.P41]*50*LN((97-79)/(97-96))/1000" office:value-type="float" office:value="72.2592939474041" calcext:value-type="float">
            <text:p>72.25929394740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([.B42]+[.C42])*5" office:value-type="float" office:value="67.5" calcext:value-type="float">
            <text:p>67.5</text:p>
          </table:table-cell>
          <table:table-cell/>
          <table:table-cell table:formula="of:=[.E42]^2" office:value-type="float" office:value="202500" calcext:value-type="float">
            <text:p>202500</text:p>
          </table:table-cell>
          <table:table-cell table:formula="of:=[.F42]^2" office:value-type="float" office:value="4556.25" calcext:value-type="float">
            <text:p>4556.25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table:formula="of:=[.P42]*50*LN((97-79)/(97-96))/1000" office:value-type="float" office:value="65.0333645526637" calcext:value-type="float">
            <text:p>65.03336455266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[.B43]+[.C43])*5" office:value-type="float" office:value="60" calcext:value-type="float">
            <text:p>60</text:p>
          </table:table-cell>
          <table:table-cell/>
          <table:table-cell table:formula="of:=[.E43]^2" office:value-type="float" office:value="160000" calcext:value-type="float">
            <text:p>160000</text:p>
          </table:table-cell>
          <table:table-cell table:formula="of:=[.F43]^2" office:value-type="float" office:value="3600" calcext:value-type="float">
            <text:p>3600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table:formula="of:=[.P43]*50*LN((97-79)/(97-96))/1000" office:value-type="float" office:value="57.8074351579233" calcext:value-type="float">
            <text:p>57.80743515792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([.B44]+[.C44])*5" office:value-type="float" office:value="52.5" calcext:value-type="float">
            <text:p>52.5</text:p>
          </table:table-cell>
          <table:table-cell/>
          <table:table-cell table:formula="of:=[.E44]^2" office:value-type="float" office:value="122500" calcext:value-type="float">
            <text:p>122500</text:p>
          </table:table-cell>
          <table:table-cell table:formula="of:=[.F44]^2" office:value-type="float" office:value="2756.25" calcext:value-type="float">
            <text:p>2756.25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table:formula="of:=[.P44]*50*LN((97-79)/(97-96))/1000" office:value-type="float" office:value="50.5815057631829" calcext:value-type="float">
            <text:p>50.58150576318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B45]+[.C45])*5" office:value-type="float" office:value="47.5" calcext:value-type="float">
            <text:p>47.5</text:p>
          </table:table-cell>
          <table:table-cell/>
          <table:table-cell table:formula="of:=[.E45]^2" office:value-type="float" office:value="90000" calcext:value-type="float">
            <text:p>90000</text:p>
          </table:table-cell>
          <table:table-cell table:formula="of:=[.F45]^2" office:value-type="float" office:value="2256.25" calcext:value-type="float">
            <text:p>2256.25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formula="of:=[.P45]*50*LN((97-79)/(97-96))/1000" office:value-type="float" office:value="43.3555763684425" calcext:value-type="float">
            <text:p>43.35557636844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([.B46]+[.C46])*5" office:value-type="float" office:value="32.5" calcext:value-type="float">
            <text:p>32.5</text:p>
          </table:table-cell>
          <table:table-cell/>
          <table:table-cell table:formula="of:=[.E46]^2" office:value-type="float" office:value="62500" calcext:value-type="float">
            <text:p>62500</text:p>
          </table:table-cell>
          <table:table-cell table:formula="of:=[.F46]^2" office:value-type="float" office:value="1056.25" calcext:value-type="float">
            <text:p>1056.25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table:formula="of:=[.P46]*50*LN((97-79)/(97-96))/1000" office:value-type="float" office:value="36.1296469737021" calcext:value-type="float">
            <text:p>36.1296469737021</text:p>
          </table:table-cell>
        </table:table-row>
        <table:table-row table:style-name="ro1">
          <table:table-cell table:number-columns-repeated="7"/>
          <table:table-cell table:formula="of:=SUM([.H34:.H46])/13" office:value-type="float" office:value="337500" calcext:value-type="float">
            <text:p>337500</text:p>
          </table:table-cell>
          <table:table-cell table:formula="of:=SUM([.I34:.I46])/13" office:value-type="float" office:value="7931.23076923077" calcext:value-type="float">
            <text:p>7931.23076923077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[.I47]/[.H47] - 0.15*0.15" office:value-type="float" office:value="0.000999943019943023" calcext:value-type="float">
            <text:p>0.000999943019943023</text:p>
          </table:table-cell>
          <table:table-cell table:formula="of:=[.I49]/12" office:value-type="float" office:value="0.0000833285849952519" calcext:value-type="float">
            <text:p>8.33285849952519E-05</text:p>
          </table:table-cell>
          <table:table-cell table:formula="of:=SQRT([.J49])" office:value-type="float" office:value="0.00912844921086007" calcext:value-type="float">
            <text:p>0.00912844921086007</text:p>
          </table:table-cell>
          <table:table-cell table:number-columns-repeated="6"/>
        </table:table-row>
        <table:table-row table:style-name="ro1" table:number-rows-repeated="24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мФ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B76]+[.C76])*5" office:value-type="float" office:value="140" calcext:value-type="float">
            <text:p>140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formula="of:=900*[.P76]*LN((97 - 79)/(97-96))/1000" office:value-type="float" office:value="130.066729105327" calcext:value-type="float">
            <text:p>130.0667291053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[.B77]+[.C77])*5" office:value-type="float" office:value="107.5" calcext:value-type="float">
            <text:p>107.5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formula="of:=900*[.P77]*LN((97 - 79)/(97-96))/1000" office:value-type="float" office:value="104.053383284262" calcext:value-type="float">
            <text:p>104.053383284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B78]+[.C78])*5" office:value-type="float" office:value="75" calcext:value-type="float">
            <text:p>7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900*[.P78]*LN((97 - 79)/(97-96))/1000" office:value-type="float" office:value="78.0400374631964" calcext:value-type="float">
            <text:p>78.0400374631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B79]+[.C79])*5" office:value-type="float" office:value="50" calcext:value-type="float">
            <text:p>5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900*[.P79]*LN((97 - 79)/(97-96))/1000" office:value-type="float" office:value="52.026691642131" calcext:value-type="float">
            <text:p>52.026691642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B80]+[.C80])*5" office:value-type="float" office:value="22.5" calcext:value-type="float">
            <text:p>22.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900*[.P80]*LN((97 - 79)/(97-96))/1000" office:value-type="float" office:value="26.0133458210655" calcext:value-type="float">
            <text:p>26.01334582106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B81]+[.C81])*2" office:value-type="float" office:value="22" calcext:value-type="float">
            <text:p>2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900*[.P81]*LN((97 - 79)/(97-96))/1000" office:value-type="float" office:value="23.4120112389589" calcext:value-type="float">
            <text:p>23.41201123895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B82]+[.C82])*2" office:value-type="float" office:value="20" calcext:value-type="float">
            <text:p>20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900*[.P82]*LN((97 - 79)/(97-96))/1000" office:value-type="float" office:value="20.8106766568524" calcext:value-type="float">
            <text:p>20.8106766568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B83]+[.C83])*2" office:value-type="float" office:value="17" calcext:value-type="float">
            <text:p>1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900*[.P83]*LN((97 - 79)/(97-96))/1000" office:value-type="float" office:value="18.2093420747458" calcext:value-type="float">
            <text:p>18.2093420747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B84]+[.C84])*1" office:value-type="float" office:value="15" calcext:value-type="float">
            <text:p>1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900*[.P84]*LN((97 - 79)/(97-96))/1000" office:value-type="float" office:value="15.6080074926393" calcext:value-type="float">
            <text:p>15.6080074926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B85]+[.C85])*1" office:value-type="float" office:value="13.5" calcext:value-type="float">
            <text:p>13.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900*[.P85]*LN((97 - 79)/(97-96))/1000" office:value-type="float" office:value="13.0066729105327" calcext:value-type="float">
            <text:p>13.0066729105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B86]+[.C86])*1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900*[.P86]*LN((97 - 79)/(97-96))/1000" office:value-type="float" office:value="10.4053383284262" calcext:value-type="float">
            <text:p>10.40533832842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B87]+[.C87])*1" office:value-type="float" office:value="7.5" calcext:value-type="float">
            <text:p>7.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900*[.P87]*LN((97 - 79)/(97-96))/1000" office:value-type="float" office:value="7.80400374631964" calcext:value-type="float">
            <text:p>7.80400374631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88]+[.C88])*1" office:value-type="float" office:value="5.5" calcext:value-type="float">
            <text:p>5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900*[.P88]*LN((97 - 79)/(97-96))/1000" office:value-type="float" office:value="5.2026691642131" calcext:value-type="float">
            <text:p>5.2026691642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89]+[.C89])*1" office:value-type="float" office:value="7" calcext:value-type="float">
            <text:p>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900*[.P89]*LN((97 - 79)/(97-96))/1000" office:value-type="float" office:value="2.60133458210655" calcext:value-type="float">
            <text:p>2.60133458210655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5"/>
        </table:table-row>
        <table:table-row table:style-name="ro1">
          <table:table-cell table:formula="of:=[.E76]^2" office:value-type="float" office:value="2500" calcext:value-type="float">
            <text:p>2500</text:p>
          </table:table-cell>
          <table:table-cell table:formula="of:=[.F76]^2" office:value-type="float" office:value="19600" calcext:value-type="float">
            <text:p>19600</text:p>
          </table:table-cell>
          <table:table-cell table:number-columns-repeated="15"/>
        </table:table-row>
        <table:table-row table:style-name="ro1">
          <table:table-cell table:formula="of:=[.E77]^2" office:value-type="float" office:value="1600" calcext:value-type="float">
            <text:p>1600</text:p>
          </table:table-cell>
          <table:table-cell table:formula="of:=[.F77]^2" office:value-type="float" office:value="11556.25" calcext:value-type="float">
            <text:p>11556.25</text:p>
          </table:table-cell>
          <table:table-cell table:number-columns-repeated="15"/>
        </table:table-row>
        <table:table-row table:style-name="ro1">
          <table:table-cell table:formula="of:=[.E78]^2" office:value-type="float" office:value="900" calcext:value-type="float">
            <text:p>900</text:p>
          </table:table-cell>
          <table:table-cell table:formula="of:=[.F78]^2" office:value-type="float" office:value="5625" calcext:value-type="float">
            <text:p>5625</text:p>
          </table:table-cell>
          <table:table-cell table:number-columns-repeated="15"/>
        </table:table-row>
        <table:table-row table:style-name="ro1">
          <table:table-cell table:formula="of:=[.E79]^2" office:value-type="float" office:value="400" calcext:value-type="float">
            <text:p>400</text:p>
          </table:table-cell>
          <table:table-cell table:formula="of:=[.F79]^2" office:value-type="float" office:value="2500" calcext:value-type="float">
            <text:p>2500</text:p>
          </table:table-cell>
          <table:table-cell table:number-columns-repeated="15"/>
        </table:table-row>
        <table:table-row table:style-name="ro1">
          <table:table-cell table:formula="of:=[.E80]^2" office:value-type="float" office:value="100" calcext:value-type="float">
            <text:p>100</text:p>
          </table:table-cell>
          <table:table-cell table:formula="of:=[.F80]^2" office:value-type="float" office:value="506.25" calcext:value-type="float">
            <text:p>506.25</text:p>
          </table:table-cell>
          <table:table-cell table:number-columns-repeated="15"/>
        </table:table-row>
        <table:table-row table:style-name="ro1">
          <table:table-cell table:formula="of:=[.E81]^2" office:value-type="float" office:value="81" calcext:value-type="float">
            <text:p>81</text:p>
          </table:table-cell>
          <table:table-cell table:formula="of:=[.F81]^2" office:value-type="float" office:value="484" calcext:value-type="float">
            <text:p>484</text:p>
          </table:table-cell>
          <table:table-cell table:number-columns-repeated="15"/>
        </table:table-row>
        <table:table-row table:style-name="ro1">
          <table:table-cell table:formula="of:=[.E82]^2" office:value-type="float" office:value="64" calcext:value-type="float">
            <text:p>64</text:p>
          </table:table-cell>
          <table:table-cell table:formula="of:=[.F82]^2"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table:formula="of:=[.E83]^2" office:value-type="float" office:value="49" calcext:value-type="float">
            <text:p>49</text:p>
          </table:table-cell>
          <table:table-cell table:formula="of:=[.F83]^2" office:value-type="float" office:value="289" calcext:value-type="float">
            <text:p>289</text:p>
          </table:table-cell>
          <table:table-cell table:number-columns-repeated="15"/>
        </table:table-row>
        <table:table-row table:style-name="ro1">
          <table:table-cell table:formula="of:=[.E84]^2" office:value-type="float" office:value="36" calcext:value-type="float">
            <text:p>36</text:p>
          </table:table-cell>
          <table:table-cell table:formula="of:=[.F84]^2" office:value-type="float" office:value="225" calcext:value-type="float">
            <text:p>225</text:p>
          </table:table-cell>
          <table:table-cell table:number-columns-repeated="15"/>
        </table:table-row>
        <table:table-row table:style-name="ro1">
          <table:table-cell table:formula="of:=[.E85]^2" office:value-type="float" office:value="25" calcext:value-type="float">
            <text:p>25</text:p>
          </table:table-cell>
          <table:table-cell table:formula="of:=[.F85]^2" office:value-type="float" office:value="182.25" calcext:value-type="float">
            <text:p>182.25</text:p>
          </table:table-cell>
          <table:table-cell table:number-columns-repeated="15"/>
        </table:table-row>
        <table:table-row table:style-name="ro1">
          <table:table-cell table:formula="of:=[.E86]^2" office:value-type="float" office:value="16" calcext:value-type="float">
            <text:p>16</text:p>
          </table:table-cell>
          <table:table-cell table:formula="of:=[.F86]^2"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table:formula="of:=[.E87]^2" office:value-type="float" office:value="9" calcext:value-type="float">
            <text:p>9</text:p>
          </table:table-cell>
          <table:table-cell table:formula="of:=[.F87]^2" office:value-type="float" office:value="56.25" calcext:value-type="float">
            <text:p>56.25</text:p>
          </table:table-cell>
          <table:table-cell table:number-columns-repeated="15"/>
        </table:table-row>
        <table:table-row table:style-name="ro1">
          <table:table-cell table:formula="of:=[.E88]^2" office:value-type="float" office:value="4" calcext:value-type="float">
            <text:p>4</text:p>
          </table:table-cell>
          <table:table-cell table:formula="of:=[.F88]^2" office:value-type="float" office:value="30.25" calcext:value-type="float">
            <text:p>30.25</text:p>
          </table:table-cell>
          <table:table-cell table:number-columns-repeated="15"/>
        </table:table-row>
        <table:table-row table:style-name="ro1">
          <table:table-cell table:formula="of:=[.E89]^2" office:value-type="float" office:value="1" calcext:value-type="float">
            <text:p>1</text:p>
          </table:table-cell>
          <table:table-cell table:formula="of:=[.F89]^2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table:formula="of:=SUM([.A93:.A106])/13" office:value-type="float" office:value="445" calcext:value-type="float">
            <text:p>445</text:p>
          </table:table-cell>
          <table:table-cell table:formula="of:=SUM([.B93:.B106])/13" office:value-type="float" office:value="3201.86538461538" calcext:value-type="float">
            <text:p>3201.86538461538</text:p>
          </table:table-cell>
          <table:table-cell table:formula="of:=-[.A107]/[.B107] + 2.7*2.7" office:value-type="float" office:value="7.15101851685015" calcext:value-type="float">
            <text:p>7.15101851685015</text:p>
          </table:table-cell>
          <table:table-cell table:formula="of:=[.C107]/12" office:value-type="float" office:value="0.595918209737513" calcext:value-type="float">
            <text:p>0.595918209737513</text:p>
          </table:table-cell>
          <table:table-cell table:formula="of:=SQRT([.D107])" office:value-type="float" office:value="0.771957388550374" calcext:value-type="float">
            <text:p>0.77195738855037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0:08:31.7722841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5:38:15.444991579</meta:creation-date>
    <dc:date>2021-12-11T10:43:01.026570771</dc:date>
    <meta:editing-duration>PT23H14M28S</meta:editing-duration>
    <meta:editing-cycles>4</meta:editing-cycles>
    <meta:generator>LibreOffice/7.2.3.2$Linux_X86_64 LibreOffice_project/a49ed84f3d037188bbbcb324f9afc3796d887539</meta:generator>
    <meta:document-statistic meta:table-count="1" meta:cell-count="3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4cm" svg:height="13.547cm" xlink:href=".." xlink:type="simple" chart:class="chart:scatter" chart:style-name="ch1">
        <chart:title svg:x="7.268cm" svg:y="0.406cm" chart:style-name="ch2">
          <text:p>ВА хар-ка</text:p>
        </chart:title>
        <chart:plot-area chart:style-name="ch3" table:cell-range-address="Sheet1.A1:Sheet1.B29" svg:x="1.345cm" svg:y="1.455cm" svg:width="15.035cm" svg:height="10.841cm">
          <chart:coordinate-region svg:x="1.781cm" svg:y="1.654cm" svg:width="14.319cm" svg:height="9.995cm"/>
          <chart:axis chart:dimension="x" chart:name="primary-x" chart:style-name="ch4">
            <chart:title svg:x="8.5cm" svg:y="12.566cm" chart:style-name="ch5">
              <text:p>U, В</text:p>
            </chart:title>
          </chart:axis>
          <chart:axis chart:dimension="y" chart:name="primary-y" chart:style-name="ch6">
            <chart:title svg:x="0.451cm" svg:y="7.263cm" chart:style-name="ch7">
              <text:p>I, мА</text:p>
            </chart:title>
            <chart:grid chart:style-name="ch8" chart:class="major"/>
          </chart:axis>
          <chart:series chart:style-name="ch9" chart:values-cell-range-address="Sheet1.B1:Sheet1.B29" chart:class="chart:scatter">
            <chart:domain table:cell-range-address="Sheet1.A1:Sheet1.A29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">
                <text:p>24.8</text:p>
                <draw:g>
                  <svg:desc>Sheet1.A1:Sheet1.A29</svg:desc>
                </draw:g>
              </table:table-cell>
              <table:table-cell office:value-type="float" office:value="0">
                <text:p>0</text:p>
                <draw:g>
                  <svg:desc>Sheet1.B1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1">
                <text:p>4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">
                <text:p>7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7">
                <text:p>92.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.7">
                <text:p>93.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5">
                <text:p>95.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4">
                <text:p>9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">
                <text:p>99.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2">
                <text:p>102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3">
                <text:p>106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85">
                <text:p>101.8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3">
                <text:p>98.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3">
                <text:p>95.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.8">
                <text:p>9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6">
                <text:p>45.6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3cm" svg:height="13.016cm" xlink:href=".." xlink:type="simple" chart:class="chart:scatter" chart:style-name="ch1">
        <chart:title svg:x="6.341cm" svg:y="0.451cm" chart:style-name="ch2">
          <text:p>ВА хар-ка без сопротивления r</text:p>
        </chart:title>
        <chart:plot-area chart:style-name="ch3" table:cell-range-address="Sheet1.L1:Sheet1.M29" svg:x="1.397cm" svg:y="1.435cm" svg:width="17.547cm" svg:height="10.34cm">
          <chart:coordinate-region svg:x="1.833cm" svg:y="1.634cm" svg:width="16.831cm" svg:height="9.494cm"/>
          <chart:axis chart:dimension="x" chart:name="primary-x" chart:style-name="ch4">
            <chart:title svg:x="9.808cm" svg:y="12.035cm" chart:style-name="ch5">
              <text:p>U, В</text:p>
            </chart:title>
            <chart:grid chart:style-name="ch6" chart:class="major"/>
          </chart:axis>
          <chart:axis chart:dimension="y" chart:name="primary-y" chart:style-name="ch7">
            <chart:title svg:x="0.451cm" svg:y="6.993cm" chart:style-name="ch8">
              <text:p>I, мА</text:p>
            </chart:title>
            <chart:grid chart:style-name="ch6" chart:class="major"/>
          </chart:axis>
          <chart:series chart:style-name="ch9" chart:values-cell-range-address="Sheet1.M1:Sheet1.M29" chart:class="chart:scatter">
            <chart:domain table:cell-range-address="Sheet1.L1:Sheet1.L29"/>
            <chart:data-point chart:repeated="23"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">
                <text:p>24.8</text:p>
                <draw:g>
                  <svg:desc>Sheet1.L1:Sheet1.L29</svg:desc>
                </draw:g>
              </table:table-cell>
              <table:table-cell office:value-type="float" office:value="0">
                <text:p>0</text:p>
                <draw:g>
                  <svg:desc>Sheet1.M1:Sheet1.M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1">
                <text:p>4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">
                <text:p>7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72">
                <text:p>73.7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576">
                <text:p>73.57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868">
                <text:p>73.86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96">
                <text:p>73.9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908">
                <text:p>73.9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12">
                <text:p>74.1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58">
                <text:p>74.5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77">
                <text:p>73.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86">
                <text:p>73.8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.72">
                <text:p>73.7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04">
                <text:p>74.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4">
                <text:p>7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52">
                <text:p>73.5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64">
                <text:p>73.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72">
                <text:p>72.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72">
                <text:p>71.7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9324">
                <text:p>67.932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5428">
                <text:p>45.5428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90" chart:regression-type="linear"/>
      <style:graphic-properties svg:stroke-color="#004586"/>
    </style:style>
    <style:style style:name="ch11" style:family="chart" style:data-style-name="N0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251cm" xlink:href=".." xlink:type="simple" chart:class="chart:scatter" chart:style-name="ch1">
        <chart:title svg:x="1.964cm" svg:y="0.361cm" chart:style-name="ch2">
          <text:p>Экспериментальная зависимость периода от напряжения</text:p>
        </chart:title>
        <chart:plot-area chart:style-name="ch3" table:cell-range-address="Sheet1.E34:Sheet1.F46" svg:x="1.331cm" svg:y="1.365cm" svg:width="14.349cm" svg:height="8.68cm">
          <chart:coordinate-region svg:x="1.952cm" svg:y="1.564cm" svg:width="13.261cm" svg:height="7.834cm"/>
          <chart:axis chart:dimension="x" chart:name="primary-x" chart:style-name="ch4">
            <chart:title svg:x="7.919cm" svg:y="10.27cm" chart:style-name="ch5">
              <text:p>R,  кОм</text:p>
            </chart:title>
          </chart:axis>
          <chart:axis chart:dimension="y" chart:name="primary-y" chart:style-name="ch6">
            <chart:title svg:x="0.451cm" svg:y="6.119cm" chart:style-name="ch7">
              <text:p>T, мc</text:p>
            </chart:title>
            <chart:grid chart:style-name="ch8" chart:class="major"/>
          </chart:axis>
          <chart:series chart:style-name="ch9" chart:values-cell-range-address="Sheet1.F34:Sheet1.F46" chart:class="chart:scatter">
            <chart:domain table:cell-range-address="Sheet1.E34:Sheet1.E46"/>
            <chart:regression-curve chart:style-name="ch10">
              <chart:equation chart:display-equation="true" chart:display-r-square="false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  <draw:g>
                  <svg:desc>Sheet1.E34:Sheet1.E46</svg:desc>
                </draw:g>
              </table:table-cell>
              <table:table-cell office:value-type="float" office:value="127.5">
                <text:p>127.5</text:p>
                <draw:g>
                  <svg:desc>Sheet1.F34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32.5">
                <text:p>3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9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1cm" chart:symbol-height="0.1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546cm" xlink:href=".." xlink:type="simple" chart:class="chart:scatter" chart:style-name="ch1">
        <chart:title svg:x="2.518cm" svg:y="0.346cm" chart:style-name="ch2">
          <text:p>Теоретическая зависимость периода от напряжения</text:p>
        </chart:title>
        <chart:plot-area chart:style-name="ch3" table:cell-range-address="Sheet1.P34:Sheet1.Q46" svg:x="1.33cm" svg:y="1.335cm" svg:width="14.349cm" svg:height="8.02cm">
          <chart:coordinate-region svg:x="1.951cm" svg:y="1.535cm" svg:width="13.261cm" svg:height="7.173cm"/>
          <chart:axis chart:dimension="x" chart:name="primary-x" chart:style-name="ch4">
            <chart:title svg:x="7.957cm" svg:y="9.565cm" chart:style-name="ch5">
              <text:p>R, кОм</text:p>
            </chart:title>
          </chart:axis>
          <chart:axis chart:dimension="y" chart:name="primary-y" chart:style-name="ch6">
            <chart:title svg:x="0.451cm" svg:y="5.759cm" chart:style-name="ch7">
              <text:p>T, мс</text:p>
            </chart:title>
            <chart:grid chart:style-name="ch8" chart:class="major"/>
          </chart:axis>
          <chart:series chart:style-name="ch9" chart:values-cell-range-address="Sheet1.Q34:Sheet1.Q46" chart:class="chart:scatter">
            <chart:domain table:cell-range-address="Sheet1.P34:Sheet1.P46"/>
            <chart:regression-curve chart:style-name="ch10">
              <chart:equation chart:display-equation="true" chart:display-r-square="false"/>
            </chart:regression-curve>
            <chart:data-point chart:repeated="4"/>
            <chart:data-point chart:style-name="ch11" chart:repeated="2"/>
            <chart:data-point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  <draw:g>
                  <svg:desc>Sheet1.P34:Sheet1.P46</svg:desc>
                </draw:g>
              </table:table-cell>
              <table:table-cell office:value-type="float" office:value="122.840799710587">
                <text:p>122.840799710587</text:p>
                <draw:g>
                  <svg:desc>Sheet1.Q34:Sheet1.Q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115.614870315847">
                <text:p>115.614870315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08.388940921106">
                <text:p>108.388940921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101.163011526366">
                <text:p>101.163011526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93.9370821316254">
                <text:p>93.9370821316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86.7111527368849">
                <text:p>86.7111527368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79.4852233421445">
                <text:p>79.4852233421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2.2592939474041">
                <text:p>72.2592939474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65.0333645526637">
                <text:p>65.0333645526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57.8074351579233">
                <text:p>57.8074351579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50.5815057631829">
                <text:p>50.5815057631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43.3555763684425">
                <text:p>43.3555763684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36.1296469737021">
                <text:p>36.1296469737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99cm" svg:height="11.688cm" xlink:href=".." xlink:type="simple" chart:class="chart:scatter" chart:style-name="ch1">
        <chart:title svg:x="2.896cm" svg:y="0.369cm" chart:style-name="ch2">
          <text:p>Экспериментальная зависимость периода от емкости</text:p>
        </chart:title>
        <chart:plot-area chart:style-name="ch3" table:cell-range-address="Sheet1.E76:Sheet1.F89" svg:x="1.352cm" svg:y="1.381cm" svg:width="15.406cm" svg:height="9.093cm">
          <chart:coordinate-region svg:x="1.973cm" svg:y="1.58cm" svg:width="14.412cm" svg:height="8.247cm"/>
          <chart:axis chart:dimension="x" chart:name="primary-x" chart:style-name="ch4">
            <chart:title svg:x="8.535cm" svg:y="10.707cm" chart:style-name="ch5">
              <text:p>C,  мФ</text:p>
            </chart:title>
          </chart:axis>
          <chart:axis chart:dimension="y" chart:name="primary-y" chart:style-name="ch6">
            <chart:title svg:x="0.451cm" svg:y="6.341cm" chart:style-name="ch7">
              <text:p>T, мс</text:p>
            </chart:title>
            <chart:grid chart:style-name="ch8" chart:class="major"/>
          </chart:axis>
          <chart:series chart:style-name="ch9" chart:values-cell-range-address="Sheet1.F76:Sheet1.F89" chart:class="chart:scatter">
            <chart:domain table:cell-range-address="Sheet1.E76:Sheet1.E89"/>
            <chart:regression-curve chart:style-name="ch10">
              <chart:equation chart:display-equation="true" chart:display-r-square="false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E76:Sheet1.E89</svg:desc>
                </draw:g>
              </table:table-cell>
              <table:table-cell office:value-type="float" office:value="140">
                <text:p>140</text:p>
                <draw:g>
                  <svg:desc>Sheet1.F76:Sheet1.F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1.714cm" xlink:href=".." xlink:type="simple" chart:class="chart:scatter" chart:style-name="ch1">
        <chart:title svg:x="2.902cm" svg:y="0.37cm" chart:style-name="ch2">
          <text:p>Теоретическая зависимость периода от емкости</text:p>
        </chart:title>
        <chart:plot-area chart:style-name="ch3" table:cell-range-address="Sheet1.P76:Sheet1.Q89" svg:x="1.33cm" svg:y="1.383cm" svg:width="14.349cm" svg:height="9.116cm">
          <chart:coordinate-region svg:x="1.951cm" svg:y="1.583cm" svg:width="13.356cm" svg:height="8.269cm"/>
          <chart:axis chart:dimension="x" chart:name="primary-x" chart:style-name="ch4">
            <chart:title svg:x="8.023cm" svg:y="10.733cm" chart:style-name="ch5">
              <text:p>C, мФ</text:p>
            </chart:title>
          </chart:axis>
          <chart:axis chart:dimension="y" chart:name="primary-y" chart:style-name="ch6">
            <chart:title svg:x="0.451cm" svg:y="6.355cm" chart:style-name="ch7">
              <text:p>T, мс</text:p>
            </chart:title>
            <chart:grid chart:style-name="ch8" chart:class="major"/>
          </chart:axis>
          <chart:series chart:style-name="ch9" chart:values-cell-range-address="Sheet1.Q76:Sheet1.Q89" chart:class="chart:scatter">
            <chart:domain table:cell-range-address="Sheet1.P76:Sheet1.P89"/>
            <chart:regression-curve chart:style-name="ch10">
              <chart:equation chart:display-equation="true" chart:display-r-square="false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P76:Sheet1.P89</svg:desc>
                </draw:g>
              </table:table-cell>
              <table:table-cell office:value-type="float" office:value="130.066729105327">
                <text:p>130.066729105327</text:p>
                <draw:g>
                  <svg:desc>Sheet1.Q76:Sheet1.Q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04.053383284262">
                <text:p>104.053383284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8.0400374631964">
                <text:p>78.040037463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2.026691642131">
                <text:p>52.026691642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6.0133458210655">
                <text:p>26.0133458210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3.4120112389589">
                <text:p>23.412011238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.8106766568524">
                <text:p>20.8106766568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2093420747458">
                <text:p>18.2093420747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.6080074926393">
                <text:p>15.6080074926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.0066729105327">
                <text:p>13.0066729105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.4053383284262">
                <text:p>10.4053383284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.80400374631964">
                <text:p>7.80400374631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.2026691642131">
                <text:p>5.2026691642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.60133458210655">
                <text:p>2.601334582106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